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66cm" text:min-label-width="0.904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3" draw:layer="layout" svg:width="23.667cm" svg:height="12.191cm" svg:x="0.866cm" svg:y="0.425cm" presentation:class="subtitle" presentation:user-transformed="true">
          <draw:text-box>
            <text:p text:style-name="P1"><text:span text:style-name="T1">ESTUVE </text:span><text:span text:style-name="T1">SIGUIENDO </text:span><text:span text:style-name="T1">LA VIDA DE </text:span><text:span text:style-name="T1">UN </text:span><text:span text:style-name="T1">PROJECT Y </text:span><text:span text:style-name="T1">ME </text:span><text:span text:style-name="T1">SURGEN </text:span><text:span text:style-name="T1">ALGUNAS </text:span><text:span text:style-name="T1">DUDAS</text:span></text:p>
            <text:p text:style-name="P1"><text:span text:style-name="T1"/></text:p>
            <text:list text:style-name="L2">
              <text:list-item>
                <text:p text:style-name="P1"><text:span text:style-name="T1">El 22-9-</text:span><text:span text:style-name="T1">21 se </text:span><text:span text:style-name="T1">crea el </text:span><text:span text:style-name="T1">project </text:span><text:span text:style-name="T1">3. Lo </text:span><text:span text:style-name="T1">crea el </text:span><text:span text:style-name="T1">user 5 </text:span><text:span text:style-name="T1">(Martín)</text:span></text:p>
              </text:list-item>
              <text:list-item>
                <text:p text:style-name="P1"><text:span text:style-name="T1">El 22-9-</text:span><text:span text:style-name="T1">21 el </text:span><text:span text:style-name="T1">user 3, </text:span><text:span text:style-name="T1">que </text:span><text:span text:style-name="T1">corresp</text:span><text:span text:style-name="T1">onde al </text:span><text:span text:style-name="T1">professi</text:span><text:span text:style-name="T1">onal 2 </text:span><text:span text:style-name="T1">envia </text:span><text:span text:style-name="T1">una </text:span><text:span text:style-name="T1">cotizaci</text:span><text:span text:style-name="T1">ón </text:span><text:span text:style-name="T1">(budget </text:span><text:span text:style-name="T1">4)</text:span></text:p>
              </text:list-item>
              <text:list-item>
                <text:p text:style-name="P1"><text:span text:style-name="T1">El 4-10-</text:span><text:span text:style-name="T1">21 se </text:span><text:span text:style-name="T1">crea el </text:span><text:span text:style-name="T1">contrato </text:span><text:span text:style-name="T1">corresp</text:span><text:span text:style-name="T1">ondiente </text:span><text:span text:style-name="T1">a ese </text:span><text:span text:style-name="T1">project </text:span><text:span text:style-name="T1">(entiend</text:span><text:span text:style-name="T1">o que </text:span><text:span text:style-name="T1">se </text:span><text:span text:style-name="T1">acepta </text:span><text:span text:style-name="T1">la </text:span><text:span text:style-name="T1">cotizaci</text:span><text:span text:style-name="T1">ón)</text:span></text:p>
              </text:list-item>
              <text:list-item>
                <text:p text:style-name="P1"><text:span text:style-name="T1">El 22-</text:span><text:span text:style-name="T1">12-21 </text:span><text:span text:style-name="T1">hay un </text:span><text:span text:style-name="T1">update </text:span><text:span text:style-name="T1">del </text:span><text:span text:style-name="T1">project</text:span></text:p>
              </text:list-item>
              <text:list-item>
                <text:p text:style-name="P1"><text:span text:style-name="T1">EL 7-7-</text:span><text:span text:style-name="T1">22 se </text:span><text:span text:style-name="T1">califica </text:span><text:span text:style-name="T1">el </text:span><text:span text:style-name="T1">project y </text:span><text:span text:style-name="T1">el </text:span><text:span text:style-name="T1">professi</text:span><text:span text:style-name="T1">onal</text:span></text:p>
              </text:list-item>
            </text:list>
            <text:p text:style-name="P1"><text:span text:style-name="T1"/></text:p>
            <text:p text:style-name="P1"><text:span text:style-name="T1">Calculo que </text:span><text:span text:style-name="T1">la columna </text:span><text:span text:style-name="T1">Status de la </text:span><text:span text:style-name="T1">tabla project </text:span><text:span text:style-name="T1">debe indicar </text:span><text:span text:style-name="T1">el estado del </text:span><text:span text:style-name="T1">project. </text:span><text:span text:style-name="T1">Consultar los </text:span><text:span text:style-name="T1">valores y </text:span><text:span text:style-name="T1">que </text:span><text:span text:style-name="T1">significan (0, </text:span><text:span text:style-name="T1">1, 2 y 4)</text:span></text:p>
            <text:p text:style-name="P1"><text:span text:style-name="T1">En </text:span><text:span text:style-name="T1">daily_analyti</text:span><text:span text:style-name="T1">cs aparece </text:span><text:span text:style-name="T1">una columna </text:span><text:span text:style-name="T1">“finish”, que </text:span><text:span text:style-name="T1">sería?</text:span></text:p>
            <text:p text:style-name="P2"><text:span text:style-name="T1"/></text:p>
          </draw:text-box>
        </draw:frame>
        <presentation:notes draw:style-name="dp2">
          <draw:page-thumbnail draw:name="Google Shape;51;g25ffd2181ee_0_56:notes" draw:style-name="gr1" draw:layer="layout" svg:width="16.932cm" svg:height="9.524cm" svg:x="1.059cm" svg:y="1.905cm" draw:page-number="1" presentation:class="page"/>
          <draw:frame draw:name="Google Shape;52;g25ffd2181ee_0_5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59;p14" presentation:style-name="pr1" draw:text-style-name="P3" draw:layer="layout" svg:width="23.667cm" svg:height="11.556cm" svg:x="0.866cm" svg:y="1.06cm" presentation:class="subtitle" presentation:user-transformed="true">
          <draw:text-box>
            <text:p text:style-name="P1"><text:span text:style-name="T1">OTRAS CONSULTAS PARA HACER:</text:span></text:p>
            <text:p text:style-name="P1"><text:span text:style-name="T1"/></text:p>
            <text:list text:style-name="L2">
              <text:list-item>
                <text:p text:style-name="P1"><text:span text:style-name="T1">login de users no lo encuentro</text:span></text:p>
              </text:list-item>
              <text:list-item>
                <text:p text:style-name="P1"><text:span text:style-name="T1">no termino de entender las tablas de messages (messages_project/project_messages y messages)</text:span></text:p>
              </text:list-item>
              <text:list-item>
                <text:p text:style-name="P1"><text:span text:style-name="T1">verificación de perfil de professionals, en la tabla aparecen varios registros pero en la tabla de professionals no hay valores en esa columna</text:span></text:p>
              </text:list-item>
              <text:list-item>
                <text:p text:style-name="P1"><text:span text:style-name="T1">columna “Entries” de tabla Users que serían (login? presupuestos pedidos?)?</text:span></text:p>
              </text:list-item>
              <text:list-item>
                <text:p text:style-name="P1"><text:span text:style-name="T1">Que diferencia hay entre Health insurance e insurance? (tabla professional_polls)</text:span></text:p>
              </text:list-item>
            </text:list>
            <text:p text:style-name="P2"><text:span text:style-name="T1"><text:s/></text:span></text:p>
            <text:p text:style-name="P2"><text:span text:style-name="T1"/></text:p>
          </draw:text-box>
        </draw:frame>
        <presentation:notes draw:style-name="dp2">
          <draw:page-thumbnail draw:name="Google Shape;56;g267fcaa0bf3_0_5:notes" draw:style-name="gr1" draw:layer="layout" svg:width="16.932cm" svg:height="9.524cm" svg:x="1.059cm" svg:y="1.905cm" draw:page-number="2" presentation:class="page"/>
          <draw:frame draw:name="Google Shape;57;g267fcaa0bf3_0_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4;p15" presentation:style-name="pr1" draw:text-style-name="P3" draw:layer="layout" svg:width="23.667cm" svg:height="3.047cm" svg:x="0.866cm" svg:y="1.314cm" presentation:class="subtitle" presentation:user-transformed="true">
          <draw:text-box>
            <text:p text:style-name="P5"><text:span text:style-name="T2">Posibles metricas y KPIs</text:span></text:p>
            <text:p text:style-name="P5"><text:span text:style-name="T2"/></text:p>
          </draw:text-box>
        </draw:frame>
        <draw:custom-shape draw:name="Google Shape;65;p15" draw:style-name="gr2" draw:text-style-name="P7" draw:layer="layout" svg:width="22.287cm" svg:height="9.429cm" svg:x="1.149cm" svg:y="3.473cm">
          <text:list text:style-name="L3">
            <text:list-item>
              <text:p text:style-name="P6"><text:span text:style-name="T3">% </text:span><text:span text:style-name="T3">pr</text:span><text:span text:style-name="T3">of</text:span><text:span text:style-name="T3">es</text:span><text:span text:style-name="T3">si</text:span><text:span text:style-name="T3">on</text:span><text:span text:style-name="T3">al</text:span><text:span text:style-name="T3">s </text:span><text:span text:style-name="T3">ve</text:span><text:span text:style-name="T3">rifi</text:span><text:span text:style-name="T3">ca</text:span><text:span text:style-name="T3">do</text:span><text:span text:style-name="T3">s, </text:span><text:span text:style-name="T3">o </text:span><text:span text:style-name="T3">co</text:span><text:span text:style-name="T3">n </text:span><text:span text:style-name="T3">m</text:span><text:span text:style-name="T3">on</text:span><text:span text:style-name="T3">otr</text:span><text:span text:style-name="T3">ib</text:span><text:span text:style-name="T3">ut</text:span><text:span text:style-name="T3">o, </text:span><text:span text:style-name="T3">o </text:span><text:span text:style-name="T3">co</text:span><text:span text:style-name="T3">n </text:span><text:span text:style-name="T3">fa</text:span><text:span text:style-name="T3">ct</text:span><text:span text:style-name="T3">ur</text:span><text:span text:style-name="T3">a, </text:span><text:span text:style-name="T3">et</text:span><text:span text:style-name="T3">c</text:span></text:p>
            </text:list-item>
            <text:list-item>
              <text:p text:style-name="P6"><text:span text:style-name="T3">Pr</text:span><text:span text:style-name="T3">o</text:span><text:span text:style-name="T3">m</text:span><text:span text:style-name="T3">ed</text:span><text:span text:style-name="T3">io </text:span><text:span text:style-name="T3">de </text:span><text:span text:style-name="T3">ca</text:span><text:span text:style-name="T3">nti</text:span><text:span text:style-name="T3">da</text:span><text:span text:style-name="T3">d </text:span><text:span text:style-name="T3">de </text:span><text:span text:style-name="T3">bu</text:span><text:span text:style-name="T3">dg</text:span><text:span text:style-name="T3">et </text:span><text:span text:style-name="T3">po</text:span><text:span text:style-name="T3">r </text:span><text:span text:style-name="T3">pr</text:span><text:span text:style-name="T3">oj</text:span><text:span text:style-name="T3">ec</text:span><text:span text:style-name="T3">t</text:span></text:p>
            </text:list-item>
            <text:list-item>
              <text:p text:style-name="P6"><text:span text:style-name="T3">Pr</text:span><text:span text:style-name="T3">o</text:span><text:span text:style-name="T3">m</text:span><text:span text:style-name="T3">ed</text:span><text:span text:style-name="T3">io </text:span><text:span text:style-name="T3">de </text:span><text:span text:style-name="T3">tie</text:span><text:span text:style-name="T3">m</text:span><text:span text:style-name="T3">po </text:span><text:span text:style-name="T3">de</text:span><text:span text:style-name="T3">sd</text:span><text:span text:style-name="T3">e </text:span><text:span text:style-name="T3">la </text:span><text:span text:style-name="T3">cr</text:span><text:span text:style-name="T3">ea</text:span><text:span text:style-name="T3">ci</text:span><text:span text:style-name="T3">ón </text:span><text:span text:style-name="T3">de</text:span><text:span text:style-name="T3">l </text:span><text:span text:style-name="T3">pr</text:span><text:span text:style-name="T3">oj</text:span><text:span text:style-name="T3">ec</text:span><text:span text:style-name="T3">t a </text:span><text:span text:style-name="T3">cr</text:span><text:span text:style-name="T3">ea</text:span><text:span text:style-name="T3">ci</text:span><text:span text:style-name="T3">ón </text:span><text:span text:style-name="T3">de </text:span><text:span text:style-name="T3">co</text:span><text:span text:style-name="T3">ntr</text:span><text:span text:style-name="T3">ac</text:span><text:span text:style-name="T3">t</text:span></text:p>
            </text:list-item>
            <text:list-item>
              <text:p text:style-name="P6"><text:span text:style-name="T3">Pr</text:span><text:span text:style-name="T3">o</text:span><text:span text:style-name="T3">m</text:span><text:span text:style-name="T3">ed</text:span><text:span text:style-name="T3">io </text:span><text:span text:style-name="T3">de </text:span><text:span text:style-name="T3">Pr</text:span><text:span text:style-name="T3">ec</text:span><text:span text:style-name="T3">io </text:span><text:span text:style-name="T3">de </text:span><text:span text:style-name="T3">co</text:span><text:span text:style-name="T3">ntr</text:span><text:span text:style-name="T3">ac</text:span><text:span text:style-name="T3">t</text:span></text:p>
            </text:list-item>
            <text:list-item>
              <text:p text:style-name="P6"><text:span text:style-name="T3">% </text:span><text:span text:style-name="T3">de </text:span><text:span text:style-name="T3">C</text:span><text:span text:style-name="T3">on</text:span><text:span text:style-name="T3">tra</text:span><text:span text:style-name="T3">ct</text:span><text:span text:style-name="T3">s </text:span><text:span text:style-name="T3">en </text:span><text:span text:style-name="T3">rel</text:span><text:span text:style-name="T3">ac</text:span><text:span text:style-name="T3">ió</text:span><text:span text:style-name="T3">n </text:span><text:span text:style-name="T3">a </text:span><text:span text:style-name="T3">Pr</text:span><text:span text:style-name="T3">oj</text:span><text:span text:style-name="T3">ec</text:span><text:span text:style-name="T3">ts </text:span><text:span text:style-name="T3">(p</text:span><text:span text:style-name="T3">ar</text:span><text:span text:style-name="T3">a </text:span><text:span text:style-name="T3">ve</text:span><text:span text:style-name="T3">r </text:span><text:span text:style-name="T3">qu</text:span><text:span text:style-name="T3">e </text:span><text:span text:style-name="T3">ru</text:span><text:span text:style-name="T3">br</text:span><text:span text:style-name="T3">os </text:span><text:span text:style-name="T3">no </text:span><text:span text:style-name="T3">se </text:span><text:span text:style-name="T3">lle</text:span><text:span text:style-name="T3">ga </text:span><text:span text:style-name="T3">a </text:span><text:span text:style-name="T3">co</text:span><text:span text:style-name="T3">ns</text:span><text:span text:style-name="T3">eg</text:span><text:span text:style-name="T3">uir </text:span><text:span text:style-name="T3">qu</text:span><text:span text:style-name="T3">ie</text:span><text:span text:style-name="T3">n </text:span><text:span text:style-name="T3">re</text:span><text:span text:style-name="T3">ali</text:span><text:span text:style-name="T3">ce </text:span><text:span text:style-name="T3">el </text:span><text:span text:style-name="T3">se</text:span><text:span text:style-name="T3">rvi</text:span><text:span text:style-name="T3">ci</text:span><text:span text:style-name="T3">o)</text:span></text:p>
            </text:list-item>
            <text:list-item>
              <text:p text:style-name="P6"><text:span text:style-name="T3">% </text:span><text:span text:style-name="T3">de </text:span><text:span text:style-name="T3">re</text:span><text:span text:style-name="T3">bu</text:span><text:span text:style-name="T3">dg</text:span><text:span text:style-name="T3">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267fcaa0bf3_0_9:notes" draw:style-name="gr1" draw:layer="layout" svg:width="16.932cm" svg:height="9.524cm" svg:x="1.059cm" svg:y="1.905cm" draw:page-number="3" presentation:class="page"/>
          <draw:frame draw:name="Google Shape;62;g267fcaa0bf3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0;p16" draw:style-name="gr3" draw:text-style-name="P7" draw:layer="layout" svg:width="4.179cm" svg:height="1.174cm" svg:x="11.727cm" svg:y="8.966cm">
          <text:p text:style-name="P8"><text:span text:style-name="T4">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6" draw:style-name="gr3" draw:text-style-name="P7" draw:layer="layout" svg:width="4.529cm" svg:height="1.174cm" svg:x="11.552cm" svg:y="1.409cm">
          <text:p text:style-name="P8"><text:span text:style-name="T4">PARTNE</text:span><text:span text:style-name="T4">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6" draw:style-name="gr3" draw:text-style-name="P7" draw:layer="layout" svg:width="3.407cm" svg:height="1.174cm" svg:x="12.114cm" svg:y="4.701cm">
          <text:p text:style-name="P8"><text:span text:style-name="T4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6" draw:style-name="gr3" draw:text-style-name="P7" draw:layer="layout" svg:width="6.381cm" svg:height="1.174cm" svg:x="1.583cm" svg:y="8.966cm">
          <text:p text:style-name="P8"><text:span text:style-name="T4">PROFESSI</text:span><text:span text:style-name="T4">O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3" draw:text-style-name="P7" draw:layer="layout" svg:width="2.412cm" svg:height="1.174cm" svg:x="20.231cm" svg:y="4.701cm">
          <text:p text:style-name="P8"><text:span text:style-name="T4">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3" draw:text-style-name="P7" draw:layer="layout" svg:width="4.179cm" svg:height="1.174cm" svg:x="11.727cm" svg:y="12.258cm">
          <text:p text:style-name="P8"><text:span text:style-name="T4">CON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3" draw:text-style-name="P7" draw:layer="layout" svg:width="4.529cm" svg:height="1.174cm" svg:x="2.509cm" svg:y="4.701cm">
          <text:p text:style-name="P8"><text:span text:style-name="T4">INSUR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4" draw:text-style-name="P9" draw:layer="layout" svg:width="0.001cm" svg:height="2.116cm" svg:x="13.817cm" svg:y="2.5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6" draw:style-name="gr4" draw:text-style-name="P9" draw:layer="layout" svg:width="4.709cm" svg:height="0.001cm" draw:transform="rotate (-3.14159265358979) translate (20.231cm 5.2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6" draw:style-name="gr4" draw:text-style-name="P9" draw:layer="layout" svg:width="5.074cm" svg:height="0.001cm" svg:x="7.039cm" svg:y="5.2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;p16" draw:style-name="gr5" draw:text-style-name="P9" draw:layer="layout" svg:width="0.001cm" svg:height="2.116cm" svg:x="13.817cm" svg:y="10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5" draw:text-style-name="P9" draw:layer="layout" svg:width="0.001cm" svg:height="3.089cm" svg:x="13.817cm" svg:y="5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6" draw:style-name="gr5" draw:text-style-name="P9" draw:layer="layout" svg:width="3.762cm" svg:height="0.001cm" svg:x="7.965cm" svg:y="9.5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6" draw:style-name="gr4" draw:text-style-name="P9" draw:layer="layout" svg:width="0.047cm" svg:height="3.079cm" svg:x="4.77cm" svg:y="5.8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6" draw:style-name="gr3" draw:text-style-name="P7" draw:layer="layout" svg:width="5.455cm" svg:height="1.174cm" svg:x="18.71cm" svg:y="1.409cm">
          <text:p text:style-name="P8"><text:span text:style-name="T4">MICROCRE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p:notes" draw:style-name="gr1" draw:layer="layout" svg:width="16.933cm" svg:height="9.524cm" svg:x="1.059cm" svg:y="1.905cm" draw:page-number="4" presentation:class="page"/>
          <draw:frame draw:name="Google Shape;68;p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IBLES GRÁFICOS PARA DASHBOARD" draw:style-name="dp1" draw:master-page-name="TITLE_5f_AND_5f_BODY" presentation:presentation-page-layout-name="AL2T1">
        <draw:frame draw:name="Google Shape;89;p17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5">POSIBLES GRÁFICOS PARA DASHBOARD</text:span></text:p>
          </draw:text-box>
        </draw:frame>
        <draw:frame draw:name="Google Shape;90;p17" presentation:style-name="pr7" draw:text-style-name="P14" draw:layer="layout" svg:width="23.667cm" svg:height="9.489cm" svg:x="0.866cm" svg:y="3.201cm" presentation:class="outline" presentation:user-transformed="true">
          <draw:text-box>
            <text:p text:style-name="P1"><text:span text:style-name="T6">Daily Analytics</text:span></text:p>
            <text:list text:style-name="L5">
              <text:list-item>
                <text:p text:style-name="P12"><text:span text:style-name="T1">Filtrar por categoría y por lugar</text:span></text:p>
              </text:list-item>
              <text:list-item>
                <text:p text:style-name="P1"><text:span text:style-name="T1">Ver en un gráfico de lineas evolución diaria de cada columna (project, </text:span><text:span text:style-name="T1">contracts, register_users, register_professionals, budget, etc)</text:span></text:p>
              </text:list-item>
            </text:list>
            <text:p text:style-name="P12"><text:span text:style-name="T1">Este tablero puede estar mas orientado a Administradores que a usuarios</text:span></text:p>
            <text:p text:style-name="P13"><text:span text:style-name="T1"/></text:p>
          </draw:text-box>
        </draw:frame>
        <presentation:notes draw:style-name="dp2">
          <draw:page-thumbnail draw:name="Google Shape;86;g25ffd2181ee_0_15:notes" draw:style-name="gr1" draw:layer="layout" svg:width="16.932cm" svg:height="9.524cm" svg:x="1.059cm" svg:y="1.905cm" draw:page-number="5" presentation:class="page"/>
          <draw:frame draw:name="Google Shape;87;g25ffd2181ee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IBLES GRÁFICOS PARA DASHBOARD" draw:style-name="dp1" draw:master-page-name="TITLE_5f_AND_5f_BODY" presentation:presentation-page-layout-name="AL2T1">
        <draw:frame draw:name="Google Shape;95;p18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5">POSIBLES GRÁFICOS PARA DASHBOARD</text:span></text:p>
          </draw:text-box>
        </draw:frame>
        <draw:frame draw:name="Google Shape;96;p18" presentation:style-name="pr7" draw:text-style-name="P14" draw:layer="layout" svg:width="23.667cm" svg:height="9.489cm" svg:x="0.866cm" svg:y="3.201cm" presentation:class="outline" presentation:user-transformed="true">
          <draw:text-box>
            <text:p text:style-name="P1"><text:span text:style-name="T6">Project</text:span></text:p>
            <text:list text:style-name="L6">
              <text:list-item>
                <text:p text:style-name="P12"><text:span text:style-name="T1">Filtrar por categoría, por lugar y por ventana de fechas (ej: project de pintura, </text:span><text:span text:style-name="T1">en Buenos Aires, para el 2022)</text:span></text:p>
              </text:list-item>
              <text:list-item>
                <text:p text:style-name="P1"><text:span text:style-name="T1">Cantidad de project </text:span></text:p>
              </text:list-item>
              <text:list-item>
                <text:p text:style-name="P1"><text:span text:style-name="T1">Valor total de project (tomando por ejemplo budget promedio en caso de no </text:span><text:span text:style-name="T1">haber contract)</text:span></text:p>
              </text:list-item>
              <text:list-item>
                <text:p text:style-name="P1"><text:span text:style-name="T1">Promedio de cantidad de budget por project</text:span></text:p>
              </text:list-item>
              <text:list-item>
                <text:p text:style-name="P1"><text:span text:style-name="T1">Promedio de importe cotizado por project</text:span></text:p>
              </text:list-item>
              <text:list-item>
                <text:p text:style-name="P1"><text:span text:style-name="T1">CONVIENE ANALIZAR PROJECTS O DIRECTAMENTE ANALIZAR </text:span><text:span text:style-name="T1">CONTRACTS?</text:span></text:p>
              </text:list-item>
            </text:list>
            <text:p text:style-name="P13"><text:span text:style-name="T1">Ej: para los filtros establecidos hubo 80 project que totalizan $ 1.300.000, cada </text:span><text:span text:style-name="T1">project en promedio recibe 2,5 cotizaciones de profesionales y la cotización </text:span><text:span text:style-name="T1">promedio fue de $ 16.250</text:span></text:p>
          </draw:text-box>
        </draw:frame>
        <presentation:notes draw:style-name="dp2">
          <draw:page-thumbnail draw:name="Google Shape;92;g25ffd2181ee_0_50:notes" draw:style-name="gr1" draw:layer="layout" svg:width="16.932cm" svg:height="9.524cm" svg:x="1.059cm" svg:y="1.905cm" draw:page-number="6" presentation:class="page"/>
          <draw:frame draw:name="Google Shape;93;g25ffd2181ee_0_5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IBLES GRÁFICOS PARA DASHBOARD" draw:style-name="dp1" draw:master-page-name="TITLE_5f_AND_5f_BODY" presentation:presentation-page-layout-name="AL2T1">
        <draw:frame draw:name="Google Shape;101;p19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5">POSIBLES GRÁFICOS PARA DASHBOARD</text:span></text:p>
          </draw:text-box>
        </draw:frame>
        <draw:frame draw:name="Google Shape;102;p19" presentation:style-name="pr7" draw:text-style-name="P14" draw:layer="layout" svg:width="23.667cm" svg:height="9.489cm" svg:x="0.866cm" svg:y="3.201cm" presentation:class="outline" presentation:user-transformed="true">
          <draw:text-box>
            <text:p text:style-name="P1"><text:span text:style-name="T6">Professional</text:span></text:p>
            <text:list text:style-name="L5">
              <text:list-item>
                <text:p text:style-name="P12"><text:span text:style-name="T1">Filtrar por categoría, por lugar, calificaciones y por ventana de fechas (ej: </text:span><text:span text:style-name="T1">project de pintura, en Buenos Aires, para el 2022)</text:span></text:p>
              </text:list-item>
              <text:list-item>
                <text:p text:style-name="P1"><text:span text:style-name="T1">Cantidad de professionals </text:span></text:p>
              </text:list-item>
              <text:list-item>
                <text:p text:style-name="P1"><text:span text:style-name="T1">Calificaciones</text:span></text:p>
              </text:list-item>
              <text:list-item>
                <text:p text:style-name="P1"><text:span text:style-name="T1">Contracts</text:span></text:p>
              </text:list-item>
              <text:list-item>
                <text:p text:style-name="P1"><text:span text:style-name="T1">Preguntas</text:span></text:p>
              </text:list-item>
              <text:list-item>
                <text:p text:style-name="P1"><text:span text:style-name="T1">Insurance, cuentas bancarias, verificación, monotributo, etc (ej qué </text:span><text:span text:style-name="T1">porcentaje de profesionales cuenta con monotributo para la categoría </text:span><text:span text:style-name="T1">filtrada)</text:span></text:p>
              </text:list-item>
            </text:list>
            <text:p text:style-name="P13"><text:span text:style-name="T1"/></text:p>
          </draw:text-box>
        </draw:frame>
        <presentation:notes draw:style-name="dp2">
          <draw:page-thumbnail draw:name="Google Shape;98;g25ffd2181ee_0_20:notes" draw:style-name="gr1" draw:layer="layout" svg:width="16.932cm" svg:height="9.524cm" svg:x="1.059cm" svg:y="1.905cm" draw:page-number="7" presentation:class="page"/>
          <draw:frame draw:name="Google Shape;99;g25ffd2181ee_0_2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IBLES GRÁFICOS PARA DASHBOARD" draw:style-name="dp1" draw:master-page-name="TITLE_5f_AND_5f_BODY" presentation:presentation-page-layout-name="AL2T1">
        <draw:frame draw:name="Google Shape;107;p20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5">POSIBLES GRÁFICOS PARA DASHBOARD</text:span></text:p>
          </draw:text-box>
        </draw:frame>
        <draw:frame draw:name="Google Shape;108;p20" presentation:style-name="pr7" draw:text-style-name="P14" draw:layer="layout" svg:width="23.667cm" svg:height="9.489cm" svg:x="0.866cm" svg:y="3.201cm" presentation:class="outline" presentation:user-transformed="true">
          <draw:text-box>
            <text:p text:style-name="P1"><text:span text:style-name="T6">Contract</text:span></text:p>
            <text:list text:style-name="L5">
              <text:list-item>
                <text:p text:style-name="P12"><text:span text:style-name="T1">% de contratos en relación a los Project (para saber cuantos project no se </text:span><text:span text:style-name="T1">terminan cerrando)</text:span></text:p>
              </text:list-item>
              <text:list-item>
                <text:p text:style-name="P1"><text:span text:style-name="T1">Cantidad de contract </text:span></text:p>
              </text:list-item>
              <text:list-item>
                <text:p text:style-name="P1"><text:span text:style-name="T1">Valor total de contract</text:span></text:p>
              </text:list-item>
              <text:list-item>
                <text:p text:style-name="P1"><text:span text:style-name="T1">Valor promedio de contract para el filtro establecido</text:span></text:p>
              </text:list-item>
              <text:list-item>
                <text:p text:style-name="P1"><text:span text:style-name="T1">Tiempo promedio desde que se crea el project hasta que se contrata</text:span></text:p>
              </text:list-item>
            </text:list>
            <text:p text:style-name="P13"><text:span text:style-name="T1"/></text:p>
          </draw:text-box>
        </draw:frame>
        <presentation:notes draw:style-name="dp2">
          <draw:page-thumbnail draw:name="Google Shape;104;g25ffd2181ee_0_25:notes" draw:style-name="gr1" draw:layer="layout" svg:width="16.932cm" svg:height="9.524cm" svg:x="1.059cm" svg:y="1.905cm" draw:page-number="8" presentation:class="page"/>
          <draw:frame draw:name="Google Shape;105;g25ffd2181ee_0_2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object-count="71"/>
  </office:meta>
</office:document-meta>
</file>